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CC9A51F99D935EB1.png" manifest:media-type="image/png"/>
  <manifest:file-entry manifest:full-path="Pictures/1000020100000780000004380CCF7A240858BA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124c5a"/>
    </style:style>
    <style:style style:name="T1" style:family="text">
      <style:text-properties officeooo:rsid="00124c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52in, 6.1236in, 3.5602in, 0.7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28in, 6.2063in, 4.3272in, 0.831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118in" svg:y="-0.7126in" svg:width="7.9492in" svg:height="4.3874in" draw:z-index="0"><draw:image xlink:href="Pictures/1000020100000780000004380CCF7A240858BA92.png" xlink:type="simple" xlink:show="embed" xlink:actuate="onLoad" loext:mime-type="image/png"/></draw:frame><draw:frame draw:style-name="fr2" draw:name="Image2" text:anchor-type="paragraph" svg:x="-0.5744in" svg:y="3.9898in" svg:width="7.9028in" svg:height="3.5965in" draw:z-index="1"><draw:image xlink:href="Pictures/100002010000078000000438CC9A51F99D935EB1.png" xlink:type="simple" xlink:show="embed" xlink:actuate="onLoad" loext:mime-type="image/png"/></draw:frame></text:p>
      <text:p text:style-name="P1"><text:span text:style-name="T1">Лучший результа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8:09:22.827277373</meta:creation-date>
    <dc:date>2020-08-27T19:22:39.340631421</dc:date>
    <meta:editing-duration>PT19M57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2" meta:character-count="16" meta:non-whitespace-character-count="15"/>
  </office:meta>
</office:document-meta>
</file>